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4pt" officeooo:rsid="000af178" officeooo:paragraph-rsid="000af178" style:font-size-asian="14pt" style:font-size-complex="14pt"/>
    </style:style>
    <style:style style:name="P2" style:family="paragraph" style:parent-style-name="Standard">
      <style:text-properties fo:color="#000000" style:font-name="Liberation Serif" fo:font-size="14pt" officeooo:rsid="0008bbb0" officeooo:paragraph-rsid="0008bbb0" style:font-size-asian="14pt" style:font-size-complex="14pt"/>
    </style:style>
    <style:style style:name="P3" style:family="paragraph" style:parent-style-name="Standard">
      <style:text-properties fo:color="#000000" style:font-name="Liberation Serif" fo:font-size="14pt" officeooo:rsid="000637af" officeooo:paragraph-rsid="000637af" style:font-size-asian="14pt" style:font-size-complex="14pt"/>
    </style:style>
    <style:style style:name="P4" style:family="paragraph" style:parent-style-name="Standard">
      <style:text-properties fo:color="#000000" style:font-name="Liberation Serif" fo:font-size="14pt" officeooo:paragraph-rsid="00083536"/>
    </style:style>
    <style:style style:name="P5" style:family="paragraph" style:parent-style-name="Standard">
      <style:text-properties fo:color="#000000" style:font-name="Liberation Serif" fo:font-size="15pt" fo:font-weight="bold" officeooo:rsid="000637af" officeooo:paragraph-rsid="000637af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style:font-name="Liberation Serif" fo:font-size="14pt" officeooo:rsid="000af178" officeooo:paragraph-rsid="000d7497" style:font-size-asian="14pt" style:font-size-complex="14pt"/>
    </style:style>
    <style:style style:name="P7" style:family="paragraph" style:parent-style-name="Standard">
      <style:text-properties fo:color="#000000" style:font-name="Liberation Serif" fo:font-size="14pt" officeooo:rsid="000eb4c9" officeooo:paragraph-rsid="000eb4c9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 officeooo:rsid="00083536" style:font-size-asian="14pt" style:font-size-complex="14pt"/>
    </style:style>
    <style:style style:name="T2" style:family="text">
      <style:text-properties fo:font-variant="normal" fo:text-transform="none" fo:letter-spacing="normal" fo:font-style="normal" fo:font-weight="normal" officeooo:rsid="000af178" style:font-size-asian="14pt" style:font-size-complex="14pt"/>
    </style:style>
    <style:style style:name="T3" style:family="text">
      <style:text-properties fo:font-variant="normal" fo:text-transform="none" fo:letter-spacing="normal" fo:font-style="normal" fo:font-weight="normal" officeooo:rsid="000f19b0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ce181e"/>
    </style:style>
    <style:style style:name="T6" style:family="text">
      <style:text-properties officeooo:rsid="000b5417"/>
    </style:style>
    <style:style style:name="T7" style:family="text">
      <style:text-properties officeooo:rsid="00083536" style:font-size-asian="14pt" style:font-size-complex="14pt"/>
    </style:style>
    <style:style style:name="T8" style:family="text">
      <style:text-properties officeooo:rsid="0008bbb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tika Gupta</text:p>
      <text:p text:style-name="P1">16csu295</text:p>
      <text:p text:style-name="P2"/>
      <text:p text:style-name="P2">Python Project :</text:p>
      <text:p text:style-name="P3"/>
      <text:p text:style-name="P3"><text:span text:style-name="T4">Project Title</text:span>=&gt;Finding price of an item analysing online shopping websites</text:p>
      <text:p text:style-name="P3"/>
      <text:p text:style-name="P5">Introduction=&gt;</text:p>
      <text:p text:style-name="P4"><text:span text:style-name="T7"><text:line-break/></text:span><text:span text:style-name="T8">Market</text:span><text:span text:style-name="T1"> Analysis and Prediction is the project on technical analysis, visualization using data provided by </text:span><text:span text:style-name="T2">various companies</text:span><text:span text:style-name="T1"> Used </text:span><text:span text:style-name="T3">tabulate</text:span><text:span text:style-name="T1"> to get </text:span><text:span text:style-name="T2">item</text:span><text:span text:style-name="T1"> information, visualized different aspects of it, and finally looked at a few ways of analyzing </text:span><text:span text:style-name="T2">it and comparing its price.This project makes heavy use of </text:span><text:span text:style-name="T3">web scraping using Beautiful Soup.</text:span></text:p>
      <text:p text:style-name="P3"/>
      <text:p text:style-name="P3"><text:span text:style-name="T4">Procedure</text:span>=&gt;</text:p>
      <text:p text:style-name="P3">Step 1:</text:p>
      <text:p text:style-name="P3"><text:span text:style-name="T5">Web scraping</text:span>-Scrape the data of various products and their pricing using Beautiful soup or Selenium.</text:p>
      <text:p text:style-name="P3"/>
      <text:p text:style-name="P3">Step 2: </text:p>
      <text:p text:style-name="P3"><text:span text:style-name="T5">Analysis</text:span>-Collect the data in tables <text:s/>and compare the prices and quality using Matplotlib and Seaborn.</text:p>
      <text:p text:style-name="P3"/>
      <text:p text:style-name="P3">Step 3:</text:p>
      <text:p text:style-name="P3"><text:span text:style-name="T5">Output</text:span>-User can <text:span text:style-name="T6">identify</text:span> the <text:span text:style-name="T6">website for a particular item </text:span>according to their requirements.</text:p>
      <text:p text:style-name="P3"/>
      <text:p text:style-name="P1"><text:span text:style-name="T4">Tools</text:span>-</text:p>
      <text:p text:style-name="P7">Beautiful Soup</text:p>
      <text:p text:style-name="P1"/>
      <text:p text:style-name="P3"><text:span text:style-name="T4">Outcome</text:span>=&gt;</text:p>
      <text:p text:style-name="P6">Analysing prices from different websites of a particular item and finding the best website to buy as per user requir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7:11:51.114799411</meta:creation-date>
    <dc:date>2018-11-10T22:24:47.586718806</dc:date>
    <meta:editing-duration>PT22M45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143" meta:character-count="940" meta:non-whitespace-character-count="811"/>
  </office:meta>
</office:document-meta>
</file>